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61mm"/>
    </style:style>
    <style:style style:name="co2" style:family="table-column">
      <style:table-column-properties fo:break-before="auto" style:column-width="78.4mm"/>
    </style:style>
    <style:style style:name="co3" style:family="table-column">
      <style:table-column-properties fo:break-before="auto" style:column-width="39.74mm"/>
    </style:style>
    <style:style style:name="co4" style:family="table-column">
      <style:table-column-properties fo:break-before="auto" style:column-width="24.96mm"/>
    </style:style>
    <style:style style:name="co5" style:family="table-column">
      <style:table-column-properties fo:break-before="auto" style:column-width="27.0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3.62mm"/>
    </style:style>
    <style:style style:name="co8" style:family="table-column">
      <style:table-column-properties fo:break-before="auto" style:column-width="27.43mm"/>
    </style:style>
    <style:style style:name="co9" style:family="table-column">
      <style:table-column-properties fo:break-before="auto" style:column-width="72.16mm"/>
    </style:style>
    <style:style style:name="co10" style:family="table-column">
      <style:table-column-properties fo:break-before="auto" style:column-width="34.59mm"/>
    </style:style>
    <style:style style:name="co11" style:family="table-column">
      <style:table-column-properties fo:break-before="auto" style:column-width="62.72mm"/>
    </style:style>
    <style:style style:name="co12" style:family="table-column">
      <style:table-column-properties fo:break-before="auto" style:column-width="44.2mm"/>
    </style:style>
    <style:style style:name="co13" style:family="table-column">
      <style:table-column-properties fo:break-before="auto" style:column-width="42.95mm"/>
    </style:style>
    <style:style style:name="co14" style:family="table-column">
      <style:table-column-properties fo:break-before="auto" style:column-width="77.33mm"/>
    </style:style>
    <style:style style:name="co15" style:family="table-column">
      <style:table-column-properties fo:break-before="auto" style:column-width="40.82mm"/>
    </style:style>
    <style:style style:name="co16" style:family="table-column">
      <style:table-column-properties fo:break-before="auto" style:column-width="60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29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4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fo:background-color="#ffffa6" fo:border="0.06pt solid #000000"/>
    </style:style>
    <style:style style:name="ce8" style:family="table-cell" style:parent-style-name="Default">
      <style:table-cell-properties fo:background-color="#ec9ba4" fo:border="0.06pt solid #000000"/>
    </style:style>
    <style:style style:name="ce10" style:family="table-cell" style:parent-style-name="Default">
      <style:table-cell-properties fo:background-color="#ffbf00" fo:border="0.06pt solid #000000"/>
    </style:style>
    <style:style style:name="ce15" style:family="table-cell" style:parent-style-name="Default">
      <style:table-cell-properties fo:background-color="#dee6ef" fo:border="0.06pt solid #000000"/>
    </style:style>
    <style:style style:name="ce1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wrap-option="wrap" fo:border="0.06pt solid #000000" style:vertical-align="middle"/>
    </style:style>
    <style:style style:name="ce19" style:family="table-cell" style:parent-style-name="Default">
      <style:table-cell-properties fo:background-color="#dee6e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">
      <style:table-cell-properties fo:background-color="#ffffa6" fo:border="0.06pt solid #000000"/>
    </style:style>
    <style:style style:name="ce17" style:family="table-cell" style:parent-style-name="Default" style:data-style-name="N10">
      <style:table-cell-properties fo:background-color="#ec9ba4" fo:border="0.06pt solid #000000"/>
    </style:style>
    <style:style style:name="ce14" style:family="table-cell" style:parent-style-name="Default" style:data-style-name="N10">
      <style:table-cell-properties fo:background-color="#ffbf00" fo:border="0.06pt solid #000000"/>
    </style:style>
    <style:style style:name="ce23" style:family="table-cell" style:parent-style-name="Default" style:data-style-name="N10">
      <style:table-cell-properties fo:background-color="#dee6ef" fo:border="0.06pt solid #000000"/>
    </style:style>
    <style:style style:name="ce24" style:family="table-cell" style:parent-style-name="Default" style:data-style-name="N10">
      <style:table-cell-properties fo:background-color="transparent" fo:border="0.06pt solid #000000"/>
    </style:style>
    <style:style style:name="ce3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結果まとめ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number-columns-repeated="4" table:default-cell-style-name="ce1"/>
        <table:table-column table:style-name="co8" table:default-cell-style-name="ce13"/>
        <table:table-column table:style-name="co8" table:number-columns-repeated="2" table:default-cell-style-name="ce1"/>
        <table:table-column table:style-name="co9" table:default-cell-style-name="ce1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Default" table:number-columns-repeated="3"/>
          <table:table-cell table:style-name="Default" office:value-type="string" calcext:value-type="string">
            <text:p># of variations</text:p>
          </table:table-cell>
          <table:table-cell table:style-name="Default" table:number-columns-repeated="4"/>
          <table:table-cell table:style-name="Default" office:value-type="string" calcext:value-type="string" table:number-columns-spanned="4" table:number-rows-spanned="1">
            <text:p>バグありファイル</text:p>
          </table:table-cell>
          <table:covered-table-cell table:number-columns-repeated="3" table:style-name="Default"/>
          <table:table-cell table:style-name="Default"/>
          <table:table-cell table:style-name="Default" office:value-type="string" calcext:value-type="string" table:number-columns-spanned="2" table:number-rows-spanned="1">
            <text:p>バグなしファイル</text:p>
          </table:table-cell>
          <table:covered-table-cell table:style-name="Default"/>
          <table:table-cell table:style-name="Default"/>
          <table:table-cell table:number-columns-repeated="2"/>
        </table:table-row>
        <table:table-row table:style-name="ro2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Defect Sub Type</text:p>
          </table:table-cell>
          <table:table-cell table:style-name="ce4" office:value-type="string" calcext:value-type="string">
            <text:p>Defect Type</text:p>
          </table:table-cell>
          <table:table-cell table:style-name="ce4" office:value-type="string" calcext:value-type="string">
            <text:p>with Defects</text:p>
          </table:table-cell>
          <table:table-cell table:style-name="ce4" office:value-type="string" calcext:value-type="string">
            <text:p>without Defects</text:p>
          </table:table-cell>
          <table:table-cell table:style-name="ce4" office:value-type="string" calcext:value-type="string">
            <text:p>test file id</text:p>
          </table:table-cell>
          <table:table-cell table:style-name="ce4" office:value-type="string" calcext:value-type="string">
            <text:p>filename</text:p>
          </table:table-cell>
          <table:table-cell table:style-name="ce4" office:value-type="string" calcext:value-type="string">
            <text:p>採否</text:p>
          </table:table-cell>
          <table:table-cell table:style-name="ce7" office:value-type="string" calcext:value-type="string">
            <text:p>バグを見つけた数</text:p>
          </table:table-cell>
          <table:table-cell table:style-name="ce7" office:value-type="string" calcext:value-type="string">
            <text:p>期待通り見つけた件数</text:p>
          </table:table-cell>
          <table:table-cell table:style-name="ce7" office:value-type="string" calcext:value-type="string">
            <text:p>期待通りではないがともかく見つけた件数</text:p>
          </table:table-cell>
          <table:table-cell table:style-name="ce7" office:value-type="string" calcext:value-type="string">
            <text:p>見つけられなかった件数</text:p>
          </table:table-cell>
          <table:table-cell table:style-name="ce7" office:value-type="string" calcext:value-type="string">
            <text:p>発見率</text:p>
          </table:table-cell>
          <table:table-cell table:style-name="ce7" office:value-type="string" calcext:value-type="string">
            <text:p>バグを見つけた数</text:p>
          </table:table-cell>
          <table:table-cell table:style-name="ce7" office:value-type="string" calcext:value-type="string">
            <text:p>見つけられなかった件数</text:p>
          </table:table-cell>
          <table:table-cell table:style-name="ce7" office:value-type="string" calcext:value-type="string">
            <text:p>考察</text:p>
          </table:table-cell>
          <table:table-cell office:value-type="string" calcext:value-type="string">
            <text:p>メモ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atic buffer overrun</text:p>
          </table:table-cell>
          <table:table-cell table:style-name="ce2" office:value-type="string" calcext:value-type="string">
            <text:p>Static memory</text:p>
          </table:table-cell>
          <table:table-cell table:number-columns-repeated="2" table:style-name="ce2" office:value-type="float" office:value="54" calcext:value-type="float">
            <text:p>5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overrun_st.c</text:p>
          </table:table-cell>
          <table:table-cell table:style-name="ce2" office:value-type="string" calcext:value-type="string">
            <text:p>採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3]-[.I3]" office:value-type="float" office:value="0" calcext:value-type="float">
            <text:p>0</text:p>
          </table:table-cell>
          <table:table-cell table:formula="of:=[.I3]/[.D3]" office:value-type="percentage" office:value="1" calcext:value-type="percentage">
            <text:p>1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3]-[.N3]" office:value-type="float" office:value="54" calcext:value-type="float">
            <text:p>54</text:p>
          </table:table-cell>
          <table:table-cell table:style-name="ce2" office:value-type="string" calcext:value-type="string">
            <text:p>実施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atic buffer underrun</text:p>
          </table:table-cell>
          <table:table-cell table:style-name="ce2" office:value-type="string" calcext:value-type="string">
            <text:p>Static memory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underrun_st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4]+[.K4]"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]-[.I4]" office:value-type="float" office:value="0" calcext:value-type="float">
            <text:p>0</text:p>
          </table:table-cell>
          <table:table-cell table:formula="of:=[.I4]/[.D4]" office:value-type="percentage" office:value="1" calcext:value-type="percentage">
            <text:p>1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4]-[.N4]" office:value-type="float" office:value="13" calcext:value-type="float">
            <text:p>13</text:p>
          </table:table-cell>
          <table:table-cell table:style-name="ce2"/>
          <table:table-cell table:number-columns-repeated="2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ross thread stack access</text:p>
          </table:table-cell>
          <table:table-cell table:style-name="ce2" office:value-type="string" calcext:value-type="string">
            <text:p>Stack-related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t_cross_thread_access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5]+[.K5]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D5]-[.I5]" office:value-type="float" office:value="3" calcext:value-type="float">
            <text:p>3</text:p>
          </table:table-cell>
          <table:table-cell table:formula="of:=[.I5]/[.D5]" office:value-type="percentage" office:value="0.5" calcext:value-type="percentage">
            <text:p>50%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E5]-[.N5]" office:value-type="float" office:value="3" calcext:value-type="float">
            <text:p>3</text:p>
          </table:table-cell>
          <table:table-cell table:style-name="ce2"/>
          <table:table-cell office:value-type="string" calcext:value-type="string">
            <text:p>thread未対応なので、これは発見できないかも</text:p>
          </table:table-cell>
          <table:table-cell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tack overflow</text:p>
          </table:table-cell>
          <table:table-cell table:style-name="ce8" office:value-type="string" calcext:value-type="string">
            <text:p>Stack-related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st_overflow.c</text:p>
          </table:table-cell>
          <table:table-cell table:style-name="ce8" office:value-type="string" calcext:value-type="string">
            <text:p>採</text:p>
          </table:table-cell>
          <table:table-cell table:style-name="ce8" table:formula="of:=[.J6]+[.K6]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D6]-[.I6]" office:value-type="float" office:value="7" calcext:value-type="float">
            <text:p>7</text:p>
          </table:table-cell>
          <table:table-cell table:style-name="ce17" table:formula="of:=[.I6]/[.D6]" office:value-type="percentage" office:value="0" calcext:value-type="percentage">
            <text:p>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6]-[.N6]" office:value-type="float" office:value="7" calcext:value-type="float">
            <text:p>7</text:p>
          </table:table-cell>
          <table:table-cell table:style-name="ce8" office:value-type="string" calcext:value-type="string">
            <text:p>スタックサイズがテスト想定よりも大きいため発見できず。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tack underrun</text:p>
          </table:table-cell>
          <table:table-cell table:style-name="ce2" office:value-type="string" calcext:value-type="string">
            <text:p>Stack-related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st_underrun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7]+[.K7]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D7]-[.I7]" office:value-type="float" office:value="0" calcext:value-type="float">
            <text:p>0</text:p>
          </table:table-cell>
          <table:table-cell table:formula="of:=[.I7]/[.D7]" office:value-type="percentage" office:value="1" calcext:value-type="percentage">
            <text:p>1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7]-[.N7]" office:value-type="float" office:value="7" calcext:value-type="float">
            <text:p>7</text:p>
          </table:table-cell>
          <table:table-cell table:style-name="ce2"/>
          <table:table-cell office:value-type="string" calcext:value-type="string">
            <text:p>st_underrun_005だけKLEEバグでテストできず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nvalid memory access to already freed area</text:p>
          </table:table-cell>
          <table:table-cell table:style-name="ce2" office:value-type="string" calcext:value-type="string">
            <text:p>Resource management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valid_memory_access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8]+[.K8]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8]-[.I8]" office:value-type="float" office:value="5" calcext:value-type="float">
            <text:p>5</text:p>
          </table:table-cell>
          <table:table-cell table:formula="of:=[.I8]/[.D8]" office:value-type="percentage" office:value="0.705882352941176" calcext:value-type="percentage">
            <text:p>71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8]-[.N8]" office:value-type="float" office:value="17" calcext:value-type="float">
            <text:p>17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Memory allocation failure</text:p>
          </table:table-cell>
          <table:table-cell table:style-name="ce10" office:value-type="string" calcext:value-type="string">
            <text:p>Resource management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memory_allocation_failure.c</text:p>
          </table:table-cell>
          <table:table-cell table:style-name="ce10" office:value-type="string" calcext:value-type="string">
            <text:p>採</text:p>
          </table:table-cell>
          <table:table-cell table:style-name="ce10" table:formula="of:=[.J9]+[.K9]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D9]-[.I9]" office:value-type="float" office:value="10" calcext:value-type="float">
            <text:p>10</text:p>
          </table:table-cell>
          <table:table-cell table:style-name="ce14" table:formula="of:=[.I9]/[.D9]" office:value-type="percentage" office:value="0.375" calcext:value-type="percentage">
            <text:p>38%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E9]-[.N9]" office:value-type="float" office:value="16" calcext:value-type="float">
            <text:p>16</text:p>
          </table:table-cell>
          <table:table-cell table:style-name="ce10"/>
          <table:table-cell table:number-columns-repeated="2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Memory leakage</text:p>
          </table:table-cell>
          <table:table-cell table:style-name="ce8" office:value-type="string" calcext:value-type="string">
            <text:p>Resource management</text:p>
          </table:table-cell>
          <table:table-cell table:number-columns-repeated="2" table:style-name="ce8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memory_leak.c</text:p>
          </table:table-cell>
          <table:table-cell table:style-name="ce8" office:value-type="string" calcext:value-type="string">
            <text:p>採</text:p>
          </table:table-cell>
          <table:table-cell table:style-name="ce8" table:formula="of:=[.J10]+[.K10]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D10]-[.I10]" office:value-type="float" office:value="18" calcext:value-type="float">
            <text:p>18</text:p>
          </table:table-cell>
          <table:table-cell table:style-name="ce17" table:formula="of:=[.I10]/[.D10]" office:value-type="percentage" office:value="0" calcext:value-type="percentage">
            <text:p>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10]-[.N10]" office:value-type="float" office:value="18" calcext:value-type="float">
            <text:p>18</text:p>
          </table:table-cell>
          <table:table-cell table:style-name="ce8" office:value-type="string" calcext:value-type="string">
            <text:p>memory_leak_001のみ実施。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turn of a pointer to a local variable</text:p>
          </table:table-cell>
          <table:table-cell table:style-name="ce2" office:value-type="string" calcext:value-type="string">
            <text:p>Resource management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return_local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1]+[.K11]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1]-[.I11]" office:value-type="float" office:value="0" calcext:value-type="float">
            <text:p>0</text:p>
          </table:table-cell>
          <table:table-cell table:formula="of:=[.I11]/[.D11]" office:value-type="percentage" office:value="1" calcext:value-type="percentage">
            <text:p>1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1]-[.N11]" office:value-type="float" office:value="2" calcext:value-type="float">
            <text:p>2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Uninitialized memory access</text:p>
          </table:table-cell>
          <table:table-cell table:style-name="ce10" office:value-type="string" calcext:value-type="string">
            <text:p>Resource management</text:p>
          </table:table-cell>
          <table:table-cell table:number-columns-repeated="2" table:style-name="ce10" office:value-type="float" office:value="15" calcext:value-type="float">
            <text:p>1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string" calcext:value-type="string">
            <text:p>uninit_memory_access.c</text:p>
          </table:table-cell>
          <table:table-cell table:style-name="ce10" office:value-type="string" calcext:value-type="string">
            <text:p>採</text:p>
          </table:table-cell>
          <table:table-cell table:style-name="ce10" table:formula="of:=[.J12]+[.K12]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D12]-[.I12]" office:value-type="float" office:value="11" calcext:value-type="float">
            <text:p>11</text:p>
          </table:table-cell>
          <table:table-cell table:style-name="ce14" table:formula="of:=[.I12]/[.D12]" office:value-type="percentage" office:value="0.266666666666667" calcext:value-type="percentage">
            <text:p>27%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E12]-[.N12]" office:value-type="float" office:value="15" calcext:value-type="float">
            <text:p>15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Double free</text:p>
          </table:table-cell>
          <table:table-cell table:style-name="ce2" office:value-type="string" calcext:value-type="string">
            <text:p>Resource management</text:p>
          </table:table-cell>
          <table:table-cell table:number-columns-repeated="3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ouble_free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3]+[.K13]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13]-[.I13]" office:value-type="float" office:value="1" calcext:value-type="float">
            <text:p>1</text:p>
          </table:table-cell>
          <table:table-cell table:formula="of:=[.I13]/[.D13]" office:value-type="percentage" office:value="0.916666666666667" calcext:value-type="percentage">
            <text:p>92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3]-[.N13]" office:value-type="float" office:value="12" calcext:value-type="float">
            <text:p>12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ree non dynamically allocated memory</text:p>
          </table:table-cell>
          <table:table-cell table:style-name="ce2" office:value-type="string" calcext:value-type="string">
            <text:p>Resource management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free_nondynamic_allocated_memory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4]+[.K14]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14]-[.I14]" office:value-type="float" office:value="0" calcext:value-type="float">
            <text:p>0</text:p>
          </table:table-cell>
          <table:table-cell table:formula="of:=[.I14]/[.D14]" office:value-type="percentage" office:value="1" calcext:value-type="percentage">
            <text:p>1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4]-[.N14]" office:value-type="float" office:value="16" calcext:value-type="float">
            <text:p>16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ree NULL pointer</text:p>
          </table:table-cell>
          <table:table-cell table:style-name="ce2" office:value-type="string" calcext:value-type="string">
            <text:p>Pointer-related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free_null_pointer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5]+[.K15]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5]-[.I15]" office:value-type="float" office:value="5" calcext:value-type="float">
            <text:p>5</text:p>
          </table:table-cell>
          <table:table-cell table:formula="of:=[.I15]/[.D15]" office:value-type="percentage" office:value="0.642857142857143" calcext:value-type="percentage">
            <text:p>64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5]-[.N15]" office:value-type="float" office:value="14" calcext:value-type="float">
            <text:p>14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Bad cast of a function pointer</text:p>
          </table:table-cell>
          <table:table-cell table:style-name="ce10" office:value-type="string" calcext:value-type="string">
            <text:p>Pointer-related</text:p>
          </table:table-cell>
          <table:table-cell table:number-columns-repeated="2"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unc_pointer.c</text:p>
          </table:table-cell>
          <table:table-cell table:style-name="ce10" office:value-type="string" calcext:value-type="string">
            <text:p>採</text:p>
          </table:table-cell>
          <table:table-cell table:style-name="ce10" table:formula="of:=[.J16]+[.K16]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D16]-[.I16]" office:value-type="float" office:value="10" calcext:value-type="float">
            <text:p>10</text:p>
          </table:table-cell>
          <table:table-cell table:style-name="ce14" table:formula="of:=[.I16]/[.D16]" office:value-type="percentage" office:value="0.333333333333333" calcext:value-type="percentage">
            <text:p>33%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E16]-[.N16]" office:value-type="float" office:value="15" calcext:value-type="float">
            <text:p>15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ereferencing a NULL pointer</text:p>
          </table:table-cell>
          <table:table-cell table:style-name="ce2" office:value-type="string" calcext:value-type="string">
            <text:p>Pointer-related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ull_pointer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7]+[.K17]"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7]-[.I17]" office:value-type="float" office:value="1" calcext:value-type="float">
            <text:p>1</text:p>
          </table:table-cell>
          <table:table-cell table:formula="of:=[.I17]/[.D17]" office:value-type="percentage" office:value="0.941176470588235" calcext:value-type="percentage">
            <text:p>94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17]-[.N17]" office:value-type="float" office:value="17" calcext:value-type="float">
            <text:p>17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Incorrect pointer arithmetic</text:p>
          </table:table-cell>
          <table:table-cell table:style-name="ce8" office:value-type="string" calcext:value-type="string">
            <text:p>Pointer-related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ptr_subtraction.c</text:p>
          </table:table-cell>
          <table:table-cell table:style-name="ce8" office:value-type="string" calcext:value-type="string">
            <text:p>採</text:p>
          </table:table-cell>
          <table:table-cell table:style-name="ce8" table:formula="of:=[.J18]+[.K18]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D18]-[.I18]" office:value-type="float" office:value="2" calcext:value-type="float">
            <text:p>2</text:p>
          </table:table-cell>
          <table:table-cell table:style-name="ce17" table:formula="of:=[.I18]/[.D18]" office:value-type="percentage" office:value="0" calcext:value-type="percentage">
            <text:p>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18]-[.N18]" office:value-type="float" office:value="2" calcext:value-type="float">
            <text:p>2</text:p>
          </table:table-cell>
          <table:table-cell table:style-name="ce8" office:value-type="string" calcext:value-type="string">
            <text:p>ptr_subtraction_001のみ実施。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Uninitialized pointer</text:p>
          </table:table-cell>
          <table:table-cell table:style-name="ce2" office:value-type="string" calcext:value-type="string">
            <text:p>Pointer-related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uninit_pointer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19]+[.K19]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19]-[.I19]" office:value-type="float" office:value="8" calcext:value-type="float">
            <text:p>8</text:p>
          </table:table-cell>
          <table:table-cell table:formula="of:=[.I19]/[.D19]" office:value-type="percentage" office:value="0.5" calcext:value-type="percentage">
            <text:p>50%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E19]-[.N19]" office:value-type="float" office:value="15" calcext:value-type="float">
            <text:p>15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Wrong arguments passed to a function pointer</text:p>
          </table:table-cell>
          <table:table-cell table:style-name="ce2" office:value-type="string" calcext:value-type="string">
            <text:p>Pointer-related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wrong_arguments_func_pointer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20]+[.K20]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0]-[.I20]" office:value-type="float" office:value="5" calcext:value-type="float">
            <text:p>5</text:p>
          </table:table-cell>
          <table:table-cell table:formula="of:=[.I20]/[.D20]" office:value-type="percentage" office:value="0.722222222222222" calcext:value-type="percentage">
            <text:p>72%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E20]-[.N20]" office:value-type="float" office:value="16" calcext:value-type="float">
            <text:p>16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Comparison NULL with function pointer</text:p>
          </table:table-cell>
          <table:table-cell table:style-name="ce8" office:value-type="string" calcext:value-type="string">
            <text:p>Pointer-related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cmp_funcadr.c</text:p>
          </table:table-cell>
          <table:table-cell table:style-name="ce8" office:value-type="string" calcext:value-type="string">
            <text:p>採</text:p>
          </table:table-cell>
          <table:table-cell table:style-name="ce8" table:formula="of:=[.J21]+[.K21]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D21]-[.I21]" office:value-type="float" office:value="2" calcext:value-type="float">
            <text:p>2</text:p>
          </table:table-cell>
          <table:table-cell table:style-name="ce17" table:formula="of:=[.I21]/[.D21]" office:value-type="percentage" office:value="0" calcext:value-type="percentage">
            <text:p>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21]-[.N21]" office:value-type="float" office:value="2" calcext:value-type="float">
            <text:p>2</text:p>
          </table:table-cell>
          <table:table-cell table:style-name="ce8" office:value-type="string" calcext:value-type="string">
            <text:p>cmp_funcadr_001のみ実施。clangがコード消去していたので発見できず。</text:p>
          </table:table-cell>
          <table:table-cell table:number-columns-repeated="2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ower related errors</text:p>
          </table:table-cell>
          <table:table-cell table:style-name="ce15" office:value-type="string" calcext:value-type="string">
            <text:p>Numerical</text:p>
          </table:table-cell>
          <table:table-cell table:number-columns-repeated="2" table:style-name="ce15" office:value-type="float" office:value="29" calcext:value-type="float">
            <text:p>29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pow_related_errors.c</text:p>
          </table:table-cell>
          <table:table-cell table:style-name="ce15" office:value-type="string" calcext:value-type="string">
            <text:p>否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D22]-[.I22]" office:value-type="float" office:value="29" calcext:value-type="float">
            <text:p>29</text:p>
          </table:table-cell>
          <table:table-cell table:style-name="ce23" table:formula="of:=[.I22]/[.D22]" office:value-type="percentage" office:value="0" calcext:value-type="percentage">
            <text:p>0%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Integer sign lost because of unsigned cast</text:p>
          </table:table-cell>
          <table:table-cell table:style-name="ce15" office:value-type="string" calcext:value-type="string">
            <text:p>Numerical</text:p>
          </table:table-cell>
          <table:table-cell table:number-columns-repeated="2" table:style-name="ce15" office:value-type="float" office:value="19" calcext:value-type="float">
            <text:p>19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sign_conv.c</text:p>
          </table:table-cell>
          <table:table-cell table:style-name="ce15" office:value-type="string" calcext:value-type="string">
            <text:p>否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D23]-[.I23]" office:value-type="float" office:value="19" calcext:value-type="float">
            <text:p>19</text:p>
          </table:table-cell>
          <table:table-cell table:style-name="ce23" table:formula="of:=[.I23]/[.D23]" office:value-type="percentage" office:value="0" calcext:value-type="percentage">
            <text:p>0%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Division by zero</text:p>
          </table:table-cell>
          <table:table-cell table:style-name="ce15" office:value-type="string" calcext:value-type="string">
            <text:p>Numerical</text:p>
          </table:table-cell>
          <table:table-cell table:number-columns-repeated="2" table:style-name="ce15" office:value-type="float" office:value="16" calcext:value-type="float">
            <text:p>16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zero_division.c</text:p>
          </table:table-cell>
          <table:table-cell table:style-name="ce15" office:value-type="string" calcext:value-type="string">
            <text:p>否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number-columns-repeated="2"/>
          <table:table-cell table:style-name="ce19" table:formula="of:=[.D24]-[.I24]" office:value-type="float" office:value="2" calcext:value-type="float">
            <text:p>2</text:p>
          </table:table-cell>
          <table:table-cell table:style-name="ce23" table:formula="of:=[.I24]/[.D24]" office:value-type="percentage" office:value="0.875" calcext:value-type="percentage">
            <text:p>88%</text:p>
          </table:table-cell>
          <table:table-cell table:style-name="ce15" table:number-columns-repeated="3"/>
          <table:table-cell office:value-type="string" calcext:value-type="string">
            <text:p>8:floating;10:rand();</text:p>
          </table:table-cell>
          <table:table-cell office:value-type="string" calcext:value-type="string">
            <text:p>call void @klee_div_zero_check(i64 %int_cast_to_i64), !dbg !901</text:p>
          </table:table-cell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Bit shift bigger than integral type or negative</text:p>
          </table:table-cell>
          <table:table-cell table:style-name="ce15" office:value-type="string" calcext:value-type="string">
            <text:p>Numerical</text:p>
          </table:table-cell>
          <table:table-cell table:number-columns-repeated="2" table:style-name="ce15" office:value-type="float" office:value="17" calcext:value-type="float">
            <text:p>1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it_shift.c</text:p>
          </table:table-cell>
          <table:table-cell table:style-name="ce15" office:value-type="string" calcext:value-type="string">
            <text:p>否</text:p>
          </table:table-cell>
          <table:table-cell table:style-name="ce19" office:value-type="float" office:value="16" calcext:value-type="float">
            <text:p>16</text:p>
          </table:table-cell>
          <table:table-cell table:style-name="ce19" table:number-columns-repeated="2"/>
          <table:table-cell table:style-name="ce19" table:formula="of:=[.D25]-[.I25]" office:value-type="float" office:value="1" calcext:value-type="float">
            <text:p>1</text:p>
          </table:table-cell>
          <table:table-cell table:style-name="ce23" table:formula="of:=[.I25]/[.D25]" office:value-type="percentage" office:value="0.941176470588235" calcext:value-type="percentage">
            <text:p>94%</text:p>
          </table:table-cell>
          <table:table-cell table:style-name="ce15" table:number-columns-repeated="3"/>
          <table:table-cell office:value-type="string" calcext:value-type="string">
            <text:p>store i32 undef, i32* %1, align 4, !dbg !992</text:p>
          </table:table-cell>
          <table:table-cell office:value-type="string" calcext:value-type="string">
            <text:p>call void @klee_overshift_check(i64 32, i64 %int_cast_to_i64)</text:p>
          </table:table-cell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Integer precision lost because of cast</text:p>
          </table:table-cell>
          <table:table-cell table:style-name="ce15" office:value-type="string" calcext:value-type="string">
            <text:p>Numerical</text:p>
          </table:table-cell>
          <table:table-cell table:number-columns-repeated="2" table:style-name="ce15" office:value-type="float" office:value="19" calcext:value-type="float">
            <text:p>19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data_lost.c</text:p>
          </table:table-cell>
          <table:table-cell table:style-name="ce15" office:value-type="string" calcext:value-type="string">
            <text:p>否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D26]-[.I26]" office:value-type="float" office:value="19" calcext:value-type="float">
            <text:p>19</text:p>
          </table:table-cell>
          <table:table-cell table:style-name="ce23" table:formula="of:=[.I26]/[.D26]" office:value-type="percentage" office:value="0" calcext:value-type="percentage">
            <text:p>0%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Data overflow</text:p>
          </table:table-cell>
          <table:table-cell table:style-name="ce15" office:value-type="string" calcext:value-type="string">
            <text:p>Numerical</text:p>
          </table:table-cell>
          <table:table-cell table:number-columns-repeated="2" table:style-name="ce15" office:value-type="float" office:value="25" calcext:value-type="float">
            <text:p>2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data_overflow.c</text:p>
          </table:table-cell>
          <table:table-cell table:style-name="ce15" office:value-type="string" calcext:value-type="string">
            <text:p>否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D27]-[.I27]" office:value-type="float" office:value="25" calcext:value-type="float">
            <text:p>25</text:p>
          </table:table-cell>
          <table:table-cell table:style-name="ce23" table:formula="of:=[.I27]/[.D27]" office:value-type="percentage" office:value="0" calcext:value-type="percentage">
            <text:p>0%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Data underflow</text:p>
          </table:table-cell>
          <table:table-cell table:style-name="ce15" office:value-type="string" calcext:value-type="string">
            <text:p>Numerical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data_underflow.c</text:p>
          </table:table-cell>
          <table:table-cell table:style-name="ce15" office:value-type="string" calcext:value-type="string">
            <text:p>否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[.D28]-[.I28]" office:value-type="float" office:value="12" calcext:value-type="float">
            <text:p>12</text:p>
          </table:table-cell>
          <table:table-cell table:style-name="ce23" table:formula="of:=[.I28]/[.D28]" office:value-type="percentage" office:value="0" calcext:value-type="percentage">
            <text:p>0%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nintentional end less loop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dless_loop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29]/[.D29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seless assignment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sign_code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0]/[.D30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d extern type for global variable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valid_extern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1]/[.D31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n void function does not return value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_return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2]/[.D32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ninitialized variable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uninit_var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3]/[.D33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ntradict conditions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flicting_cond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4]/[.D34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ad code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ad_code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5]/[.D35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turn value of function never checked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unction_return_value_unchecked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6]/[.D36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proper error handling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proper_error_handling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7]/[.D37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proper termination of block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mproper_termination_of_b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8]/[.D38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dundant conditions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dundant_cond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39]/[.D39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nused variable</text:p>
          </table:table-cell>
          <table:table-cell office:value-type="string" calcext:value-type="string">
            <text:p>Inappropriate cod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used_var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24" table:formula="of:=[.I40]/[.D40]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Assign small buffer for structure</text:p>
          </table:table-cell>
          <table:table-cell table:style-name="ce2" office:value-type="string" calcext:value-type="string">
            <text:p>Dynamic memory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ittlemem_st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41]+[.K41]"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1]-[.I41]" office:value-type="float" office:value="0" calcext:value-type="float">
            <text:p>0</text:p>
          </table:table-cell>
          <table:table-cell table:formula="of:=[.I41]/[.D41]" office:value-type="percentage" office:value="1" calcext:value-type="percentage">
            <text:p>100%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E41]-[.N41]" office:value-type="float" office:value="7" calcext:value-type="float">
            <text:p>7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Memory copy at overlapping areas</text:p>
          </table:table-cell>
          <table:table-cell table:style-name="ce8" office:value-type="string" calcext:value-type="string">
            <text:p>Dynamic memory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ow_memcpy.c</text:p>
          </table:table-cell>
          <table:table-cell table:style-name="ce8" office:value-type="string" calcext:value-type="string">
            <text:p>採</text:p>
          </table:table-cell>
          <table:table-cell table:style-name="ce8" table:formula="of:=[.J42]+[.K42]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D42]-[.I42]" office:value-type="float" office:value="2" calcext:value-type="float">
            <text:p>2</text:p>
          </table:table-cell>
          <table:table-cell table:style-name="ce17" table:formula="of:=[.I42]/[.D42]" office:value-type="percentage" office:value="0" calcext:value-type="percentage">
            <text:p>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42]-[.N42]" office:value-type="float" office:value="2" calcext:value-type="float">
            <text:p>2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Dynamic buffer overflow</text:p>
          </table:table-cell>
          <table:table-cell table:style-name="ce2" office:value-type="string" calcext:value-type="string">
            <text:p>Dynamic memory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ffer_overrun_dynamic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43]+[.K43]" office:value-type="float" office:value="32" calcext:value-type="float">
            <text:p>3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43]-[.I43]" office:value-type="float" office:value="0" calcext:value-type="float">
            <text:p>0</text:p>
          </table:table-cell>
          <table:table-cell table:formula="of:=[.I43]/[.D43]" office:value-type="percentage" office:value="1" calcext:value-type="percentage">
            <text:p>1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43]-[.N43]" office:value-type="float" office:value="32" calcext:value-type="float">
            <text:p>32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Dynamic buffer underrun</text:p>
          </table:table-cell>
          <table:table-cell table:style-name="ce2" office:value-type="string" calcext:value-type="string">
            <text:p>Dynamic memory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er_underrun_dynamic.c</text:p>
          </table:table-cell>
          <table:table-cell table:style-name="ce2" office:value-type="string" calcext:value-type="string">
            <text:p>採</text:p>
          </table:table-cell>
          <table:table-cell table:style-name="ce2" table:formula="of:=[.J44]+[.K44]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D44]-[.I44]" office:value-type="float" office:value="1" calcext:value-type="float">
            <text:p>1</text:p>
          </table:table-cell>
          <table:table-cell table:formula="of:=[.I44]/[.D44]" office:value-type="percentage" office:value="0.974358974358974" calcext:value-type="percentage">
            <text:p>97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44]-[.N44]" office:value-type="float" office:value="39" calcext:value-type="float">
            <text:p>39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Deletion of data structure sentinel</text:p>
          </table:table-cell>
          <table:table-cell table:style-name="ce8" office:value-type="string" calcext:value-type="string">
            <text:p>Dynamic memory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deletion_of_data_structure_sentinel.c</text:p>
          </table:table-cell>
          <table:table-cell table:style-name="ce8" office:value-type="string" calcext:value-type="string">
            <text:p>採</text:p>
          </table:table-cell>
          <table:table-cell table:style-name="ce8" table:formula="of:=[.J45]+[.K45]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D45]-[.I45]" office:value-type="float" office:value="3" calcext:value-type="float">
            <text:p>3</text:p>
          </table:table-cell>
          <table:table-cell table:style-name="ce17" table:formula="of:=[.I45]/[.D45]" office:value-type="percentage" office:value="0" calcext:value-type="percentage">
            <text:p>0%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45]-[.N45]" office:value-type="float" office:value="3" calcext:value-type="float">
            <text:p>3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ive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ve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ocked but never un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ck_never_un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ace condition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ce_condition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ong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_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nlock without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lock_without_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ad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ad_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ouble lock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uble_lock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ouble release</text:p>
          </table:table-cell>
          <table:table-cell office:value-type="string" calcext:value-type="string">
            <text:p>Concurrency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uble_release.c</text:p>
          </table:table-cell>
          <table:table-cell office:value-type="string" calcext:value-type="string">
            <text:p>否</text:p>
          </table:table-cell>
          <table:table-cell table:number-columns-repeated="4"/>
          <table:table-cell table:style-name="ce1"/>
          <table:table-cell table:number-columns-repeated="5"/>
        </table:table-row>
      </table:table>
      <table:table table:name="Detection_Rate比較" table:style-name="ta1">
        <table:shapes>
          <draw:frame draw:z-index="0" draw:style-name="gr1" draw:text-style-name="P1" svg:width="257.57mm" svg:height="148.12mm" svg:x="27.35mm" svg:y="35.27mm">
            <draw:object draw:notify-on-update-of-ranges="Detection_Rate比較.B2:Detection_Rate比較.B6 Detection_Rate比較.C1:Detection_Rate比較.C1 Detection_Rate比較.C2:Detection_Rate比較.C6 Detection_Rate比較.D1:Detection_Rate比較.D1 Detection_Rate比較.D2:Detection_Rate比較.D6 Detection_Rate比較.E1:Detection_Rate比較.E1 Detection_Rate比較.E2:Detection_Rate比較.E6 Detection_Rate比較.F1:Detection_Rate比較.F1 Detection_Rate比較.F2:Detection_Rate比較.F6 Detection_Rate比較.G1:Detection_Rate比較.G1 Detection_Rate比較.G2:Detection_Rate比較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3" table:default-cell-style-name="ce2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row table:style-name="ro3">
          <table:table-cell/>
          <table:table-cell table:style-name="Default" office:value-type="string" calcext:value-type="string">
            <text:p>Detection Rate</text:p>
          </table:table-cell>
          <table:table-cell table:style-name="Default" office:value-type="string" calcext:value-type="string">
            <text:p>KLEE(期待通り発見)</text:p>
          </table:table-cell>
          <table:table-cell table:style-name="Default" office:value-type="string" calcext:value-type="string">
            <text:p>KLEE(期待通りではないがともかく発見したものも含む)</text:p>
          </table:table-cell>
          <table:table-cell table:style-name="Default" office:value-type="string" calcext:value-type="string">
            <text:p>GrammaTech: CodeSonar</text:p>
          </table:table-cell>
          <table:table-cell table:style-name="Default" office:value-type="string" calcext:value-type="string">
            <text:p>MathWorks: Code Prover</text:p>
          </table:table-cell>
          <table:table-cell table:style-name="Default" office:value-type="string" calcext:value-type="string">
            <text:p>MathWorks: Bug Finder</text:p>
          </table:table-cell>
        </table:table-row>
        <table:table-row table:style-name="ro1">
          <table:table-cell/>
          <table:table-cell office:value-type="string" calcext:value-type="string">
            <text:p>Static memory</text:p>
          </table:table-cell>
          <table:table-cell table:formula="of:=SUM([$結果まとめ.J3:.J4])/SUM([$結果まとめ.D3:.D4])" office:value-type="percentage" office:value="0.985074626865672" calcext:value-type="percentage">
            <text:p>99%</text:p>
          </table:table-cell>
          <table:table-cell table:formula="of:=SUM([$結果まとめ.I3:.I4])/SUM([$結果まとめ.D3:.D4])" office:value-type="percentage" office:value="1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percentage" office:value="0.97" calcext:value-type="percentage">
            <text:p>97%</text:p>
          </table:table-cell>
        </table:table-row>
        <table:table-row table:style-name="ro1">
          <table:table-cell/>
          <table:table-cell office:value-type="string" calcext:value-type="string">
            <text:p>Dynamic memory</text:p>
          </table:table-cell>
          <table:table-cell table:formula="of:=SUM([$結果まとめ.J41:.J45])/SUM([$結果まとめ.D41:.D45])" office:value-type="percentage" office:value="0.896551724137931" calcext:value-type="percentage">
            <text:p>90%</text:p>
          </table:table-cell>
          <table:table-cell table:formula="of:=SUM([$結果まとめ.I41:.I45])/SUM([$結果まとめ.D41:.D45])" office:value-type="percentage" office:value="0.931034482758621" calcext:value-type="percentage">
            <text:p>93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92" calcext:value-type="percentage">
            <text:p>92%</text:p>
          </table:table-cell>
          <table:table-cell office:value-type="percentage" office:value="0.9" calcext:value-type="percentage">
            <text:p>90%</text:p>
          </table:table-cell>
        </table:table-row>
        <table:table-row table:style-name="ro1">
          <table:table-cell/>
          <table:table-cell office:value-type="string" calcext:value-type="string">
            <text:p>Stack-related</text:p>
          </table:table-cell>
          <table:table-cell table:formula="of:=SUM([$結果まとめ.J5:.J7])/SUM([$結果まとめ.D5:.D7])" office:value-type="percentage" office:value="0.2" calcext:value-type="percentage">
            <text:p>20%</text:p>
          </table:table-cell>
          <table:table-cell table:formula="of:=SUM([$結果まとめ.I5:.I7])/SUM([$結果まとめ.D5:.D7])" office:value-type="percentage" office:value="0.5" calcext:value-type="percentage">
            <text:p>5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15" calcext:value-type="percentage">
            <text:p>15%</text:p>
          </table:table-cell>
        </table:table-row>
        <table:table-row table:style-name="ro1">
          <table:table-cell/>
          <table:table-cell office:value-type="string" calcext:value-type="string">
            <text:p>Resource management</text:p>
          </table:table-cell>
          <table:table-cell table:formula="of:=SUM([$結果まとめ.J8:.J14])/SUM([$結果まとめ.D8:.D14])" office:value-type="percentage" office:value="0.385416666666667" calcext:value-type="percentage">
            <text:p>39%</text:p>
          </table:table-cell>
          <table:table-cell table:formula="of:=SUM([$結果まとめ.I8:.I14])/SUM([$結果まとめ.D8:.D14])" office:value-type="percentage" office:value="0.53125" calcext:value-type="percentage">
            <text:p>53%</text:p>
          </table:table-cell>
          <table:table-cell office:value-type="percentage" office:value="0.61" calcext:value-type="percentage">
            <text:p>61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55" calcext:value-type="percentage">
            <text:p>55%</text:p>
          </table:table-cell>
        </table:table-row>
        <table:table-row table:style-name="ro1">
          <table:table-cell/>
          <table:table-cell office:value-type="string" calcext:value-type="string">
            <text:p>Pointer-related</text:p>
          </table:table-cell>
          <table:table-cell table:formula="of:=SUM([$結果まとめ.J15:.J21])/SUM([$結果まとめ.D15:.D21])" office:value-type="percentage" office:value="0.321428571428571" calcext:value-type="percentage">
            <text:p>32%</text:p>
          </table:table-cell>
          <table:table-cell table:formula="of:=SUM([$結果まとめ.I15:.I21])/SUM([$結果まとめ.D15:.D21])" office:value-type="percentage" office:value="0.607142857142857" calcext:value-type="percentage">
            <text:p>61%</text:p>
          </table:table-cell>
          <table:table-cell office:value-type="percentage" office:value="0.52" calcext:value-type="percentage">
            <text:p>52%</text:p>
          </table:table-cell>
          <table:table-cell table:number-columns-repeated="2" office:value-type="percentage" office:value="0.69" calcext:value-type="percentage">
            <text:p>69%</text:p>
          </table:table-cell>
        </table:table-row>
      </table:table>
      <table:table table:name="FPRate比較" table:style-name="ta1">
        <table:shapes>
          <draw:frame draw:z-index="0" draw:style-name="gr1" draw:text-style-name="P1" svg:width="257.57mm" svg:height="148.12mm" svg:x="27.35mm" svg:y="38.06mm">
            <draw:object draw:notify-on-update-of-ranges="FPRate比較.B2:FPRate比較.B6 FPRate比較.C1:FPRate比較.C1 FPRate比較.C2:FPRate比較.C6 FPRate比較.D1:FPRate比較.D1 FPRate比較.D2:FPRate比較.D6 FPRate比較.E1:FPRate比較.E1 FPRate比較.E2:FPRate比較.E6 FPRate比較.F1:FPRate比較.F1 FPRate比較.F2:FPRate比較.F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3" table:default-cell-style-name="ce2"/>
        <table:table-column table:style-name="co10" table:default-cell-style-name="ce3"/>
        <table:table-column table:style-name="co12" table:default-cell-style-name="ce3"/>
        <table:table-column table:style-name="co13" table:number-columns-repeated="2" table:default-cell-style-name="ce3"/>
        <table:table-row table:style-name="ro3">
          <table:table-cell/>
          <table:table-cell table:style-name="Default" office:value-type="string" calcext:value-type="string">
            <text:p>100-FPR</text:p>
          </table:table-cell>
          <table:table-cell table:style-name="Default" office:value-type="string" calcext:value-type="string">
            <text:p>KLEE</text:p>
          </table:table-cell>
          <table:table-cell table:style-name="Default" office:value-type="string" calcext:value-type="string">
            <text:p>GrammaTech: CodeSonar</text:p>
          </table:table-cell>
          <table:table-cell table:style-name="Default" office:value-type="string" calcext:value-type="string">
            <text:p>MathWorks: Code Prover</text:p>
          </table:table-cell>
          <table:table-cell table:style-name="Default" office:value-type="string" calcext:value-type="string">
            <text:p>MathWorks: Bug Finder</text:p>
          </table:table-cell>
        </table:table-row>
        <table:table-row table:style-name="ro1">
          <table:table-cell/>
          <table:table-cell office:value-type="string" calcext:value-type="string">
            <text:p>Static memory</text:p>
          </table:table-cell>
          <table:table-cell table:formula="of:=1-SUM([$結果まとめ.N3:.N4])/SUM([$結果まとめ.E3:.E4])" office:value-type="percentage" office:value="1" calcext:value-type="percentage">
            <text:p>100%</text:p>
          </table:table-cell>
          <table:table-cell table:number-columns-repeated="3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Dynamic memory</text:p>
          </table:table-cell>
          <table:table-cell table:formula="of:=1-SUM([$結果まとめ.N41:.N45])/SUM([$結果まとめ.E41:.E45])" office:value-type="percentage" office:value="0.954022988505747" calcext:value-type="percentage">
            <text:p>9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" calcext:value-type="percentage">
            <text:p>95%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Stack-related</text:p>
          </table:table-cell>
          <table:table-cell table:formula="of:=1-SUM([$結果まとめ.N5:.N7])/SUM([$結果まとめ.E5:.E7])" office:value-type="percentage" office:value="0.85" calcext:value-type="percentage">
            <text:p>8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85" calcext:value-type="percentage">
            <text:p>85%</text:p>
          </table:table-cell>
        </table:table-row>
        <table:table-row table:style-name="ro1">
          <table:table-cell/>
          <table:table-cell office:value-type="string" calcext:value-type="string">
            <text:p>Resource management</text:p>
          </table:table-cell>
          <table:table-cell table:formula="of:=1-SUM([$結果まとめ.N8:.N14])/SUM([$結果まとめ.E8:.E14])" office:value-type="percentage" office:value="1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Pointer-related</text:p>
          </table:table-cell>
          <table:table-cell table:formula="of:=1-SUM([$結果まとめ.N15:.N21])/SUM([$結果まとめ.E15:.E21])" office:value-type="percentage" office:value="0.964285714285714" calcext:value-type="percentage">
            <text:p>96%</text:p>
          </table:table-cell>
          <table:table-cell office:value-type="percentage" office:value="0.96" calcext:value-type="percentage">
            <text:p>96%</text:p>
          </table:table-cell>
          <table:table-cell office:value-type="percentage" office:value="0.93" calcext:value-type="percentage">
            <text:p>93%</text:p>
          </table:table-cell>
          <table:table-cell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<text:s/></text:p>
          </table:table-cell>
        </table:table-row>
      </table:table>
      <table:table table:name="ファイル名とIDの対応表" table:style-name="ta1">
        <table:table-column table:style-name="co6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defect sub type</text:p>
          </table:table-cell>
          <table:table-cell office:value-type="string" calcext:value-type="string">
            <text:p>defect type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t shift bigger than integral type or negative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bit_shif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ynamic buffer overrun </text:p>
          </table:table-cell>
          <table:table-cell office:value-type="string" calcext:value-type="string">
            <text:p>Dynamic memory </text:p>
          </table:table-cell>
          <table:table-cell office:value-type="string" calcext:value-type="string">
            <text:p>buffer_overrun_dynamic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ynamic buffer underrun </text:p>
          </table:table-cell>
          <table:table-cell office:value-type="string" calcext:value-type="string">
            <text:p>Dynamic memory </text:p>
          </table:table-cell>
          <table:table-cell office:value-type="string" calcext:value-type="string">
            <text:p>buffer_underrun_dynamic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mparison NULL with function pointer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cmp_funcadr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ntradict conditions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conflicting_co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teger precision lost because of cast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data_lost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ata overflow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data_overflow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ata underflow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data_underflow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ead code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dead_cod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ead 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dead_lock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eletion of data structure sentinel </text:p>
          </table:table-cell>
          <table:table-cell office:value-type="string" calcext:value-type="string">
            <text:p>Dynamic memory </text:p>
          </table:table-cell>
          <table:table-cell office:value-type="string" calcext:value-type="string">
            <text:p>deletion_of_data_structure_sentinel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ouble free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double_free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ouble 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double_lock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ouble release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double_release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nintentional endless loop </text:p>
          </table:table-cell>
          <table:table-cell office:value-type="string" calcext:value-type="string">
            <text:p>Misc </text:p>
          </table:table-cell>
          <table:table-cell office:value-type="string" calcext:value-type="string">
            <text:p>endless_loop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ree non dynamically allocated memory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free_nondynamic_allocated_memory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ree NULL pointer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free_null_pointer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ad cast of a function pointer 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func_pointer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eturn value of function never checked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function_return_value_unchecked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mproper error handling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improper_error_handling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mproper termination of block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improper_termination_of_block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Useless assignment </text:p>
          </table:table-cell>
          <table:table-cell office:value-type="string" calcext:value-type="string">
            <text:p>Misc </text:p>
          </table:table-cell>
          <table:table-cell office:value-type="string" calcext:value-type="string">
            <text:p>insign_code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Bad extern type for global variable </text:p>
          </table:table-cell>
          <table:table-cell office:value-type="string" calcext:value-type="string">
            <text:p>Misc </text:p>
          </table:table-cell>
          <table:table-cell office:value-type="string" calcext:value-type="string">
            <text:p>invalid_extern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nvalid memory access to already freed area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invalid_memory_access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ssign small buffer for structure </text:p>
          </table:table-cell>
          <table:table-cell office:value-type="string" calcext:value-type="string">
            <text:p>Dynamic memory </text:p>
          </table:table-cell>
          <table:table-cell office:value-type="string" calcext:value-type="string">
            <text:p>littlemem_st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ive 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livelock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Locked but never un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lock_never_unlock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emory allocation failure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memory_allocation_failure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emory leakage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memory_leak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on void function does not return value </text:p>
          </table:table-cell>
          <table:table-cell office:value-type="string" calcext:value-type="string">
            <text:p>Misc </text:p>
          </table:table-cell>
          <table:table-cell office:value-type="string" calcext:value-type="string">
            <text:p>not_return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ereferencing a NULL pointer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null_pointer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tatic buffer overrun </text:p>
          </table:table-cell>
          <table:table-cell office:value-type="string" calcext:value-type="string">
            <text:p>Static memory </text:p>
          </table:table-cell>
          <table:table-cell office:value-type="string" calcext:value-type="string">
            <text:p>overrun_st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emory copy at overlapping areas </text:p>
          </table:table-cell>
          <table:table-cell office:value-type="string" calcext:value-type="string">
            <text:p>Dynamic memory </text:p>
          </table:table-cell>
          <table:table-cell office:value-type="string" calcext:value-type="string">
            <text:p>ow_memcpy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Power related errors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pow_related_errors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Incorrect pointer arithmetic 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ptr_subtraction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Race condition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race_condition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Redundant conditions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redundant_cond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Return of a pointer to a local variable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return_local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Integer sign lost because of unsigned cast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sign_conv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Long 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sleep_lock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Cross thread stack access </text:p>
          </table:table-cell>
          <table:table-cell office:value-type="string" calcext:value-type="string">
            <text:p>Stack related </text:p>
          </table:table-cell>
          <table:table-cell office:value-type="string" calcext:value-type="string">
            <text:p>st_cross_thread_access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tack overflow </text:p>
          </table:table-cell>
          <table:table-cell office:value-type="string" calcext:value-type="string">
            <text:p>Stack related </text:p>
          </table:table-cell>
          <table:table-cell office:value-type="string" calcext:value-type="string">
            <text:p>st_overflow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tack underrun </text:p>
          </table:table-cell>
          <table:table-cell office:value-type="string" calcext:value-type="string">
            <text:p>Stack related </text:p>
          </table:table-cell>
          <table:table-cell office:value-type="string" calcext:value-type="string">
            <text:p>st_underrun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Static buffer underrun </text:p>
          </table:table-cell>
          <table:table-cell office:value-type="string" calcext:value-type="string">
            <text:p>Static memory </text:p>
          </table:table-cell>
          <table:table-cell office:value-type="string" calcext:value-type="string">
            <text:p>underrun_st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Uninitialized memory access </text:p>
          </table:table-cell>
          <table:table-cell office:value-type="string" calcext:value-type="string">
            <text:p>Resource management </text:p>
          </table:table-cell>
          <table:table-cell office:value-type="string" calcext:value-type="string">
            <text:p>uninit_memory_access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Uninitialized pointer 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uninit_pointer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Uninitialized variable </text:p>
          </table:table-cell>
          <table:table-cell office:value-type="string" calcext:value-type="string">
            <text:p>Misc </text:p>
          </table:table-cell>
          <table:table-cell office:value-type="string" calcext:value-type="string">
            <text:p>uninit_var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Unlock without lock </text:p>
          </table:table-cell>
          <table:table-cell office:value-type="string" calcext:value-type="string">
            <text:p>Concurrency </text:p>
          </table:table-cell>
          <table:table-cell office:value-type="string" calcext:value-type="string">
            <text:p>unlock_without_lock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Unused variable </text:p>
          </table:table-cell>
          <table:table-cell office:value-type="string" calcext:value-type="string">
            <text:p>Inappropriate code </text:p>
          </table:table-cell>
          <table:table-cell office:value-type="string" calcext:value-type="string">
            <text:p>unused_var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Wrong arguments passed to a function pointer </text:p>
          </table:table-cell>
          <table:table-cell office:value-type="string" calcext:value-type="string">
            <text:p>Pointer related </text:p>
          </table:table-cell>
          <table:table-cell office:value-type="string" calcext:value-type="string">
            <text:p>wrong_arguments_func_pointer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Division by zero </text:p>
          </table:table-cell>
          <table:table-cell office:value-type="string" calcext:value-type="string">
            <text:p>Numerical </text:p>
          </table:table-cell>
          <table:table-cell office:value-type="string" calcext:value-type="string">
            <text:p>zero_division</text:p>
          </table:table-cell>
        </table:table-row>
      </table:table>
      <table:named-expressions/>
      <table:database-ranges>
        <table:database-range table:name="__Anonymous_Sheet_DB__3" table:target-range-address="ファイル名とIDの対応表.B1:ファイル名とIDの対応表.E5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1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3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2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2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3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4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5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7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8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9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0" number:language="ja" number:country="JP">
      <number:hours/>
      <number:text>時</number:text>
      <number:minutes number:style="long"/>
      <number:text>分</number:text>
    </number:time-style>
    <number:time-style style:name="N1013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2" number:language="ja" number:country="JP">
      <number:year number:style="long"/>
      <number:text>年</number:text>
      <number:month number:style="long"/>
      <number:text>月</number:text>
    </number:date-style>
    <number:date-style style:name="N10133" number:language="ja" number:country="JP">
      <number:month number:style="long"/>
      <number:text>月</number:text>
      <number:day number:style="long"/>
      <number:text>日</number:text>
    </number:date-style>
    <number:number-style style:name="N10134P0" style:volatile="true" number:language="ja" number:country="JP">
      <number:number number:decimal-places="0" loext:min-decimal-places="0" number:min-integer-digits="1" number:grouping="true"/>
    </number:number-style>
    <number:number-style style:name="N10134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0" loext:min-decimal-places="0" number:min-integer-digits="1" number:grouping="true"/>
    </number:number-style>
    <number:number-style style:name="N10135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loext:min-decimal-places="2" number:min-integer-digits="1" number:grouping="true"/>
    </number:number-style>
    <number:number-style style:name="N10136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ja" number:country="JP">
      <loext:text> </loext:text>
      <loext:fill-character> </loext:fill-character>
      <number:text>-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ja" number:country="JP">
      <loext:text> ¥</loext:text>
      <loext:fill-character> </loext:fill-character>
      <number:text>-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ja" number:country="JP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ja" number:country="JP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00/00/00</text:date>, <text:time style:data-style-name="N2" text:time-value="14:22:57.99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4:01:02.091000000</meta:creation-date>
    <dc:date>2019-12-23T14:25:42.296000000</dc:date>
    <meta:editing-duration>PT18H58M44S</meta:editing-duration>
    <meta:editing-cycles>41</meta:editing-cycles>
    <meta:generator>LibreOffice/6.1.2.1$Windows_X86_64 LibreOffice_project/65905a128db06ba48db947242809d14d3f9a93fe</meta:generator>
    <meta:document-statistic meta:table-count="4" meta:cell-count="9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758cm" svg:height="14.813cm" xlink:href=".." xlink:type="simple" chart:class="chart:bar" chart:style-name="ch1">
        <chart:title svg:x="10.754cm" svg:y="0.432cm" chart:style-name="ch2">
          <text:p>Detection Rate比較</text:p>
        </chart:title>
        <chart:legend chart:legend-position="end" svg:x="17.43cm" svg:y="5.894cm" style:legend-expansion="high" chart:style-name="ch3"/>
        <chart:plot-area chart:style-name="ch4" table:cell-range-address="Detection_Rate比較.B1:Detection_Rate比較.G6" chart:data-source-has-labels="both" svg:x="0.515cm" svg:y="1.533cm" svg:width="16.4cm" svg:height="12.984cm">
          <chartooo:coordinate-region svg:x="1.655cm" svg:y="1.736cm" svg:width="15.26cm" svg:height="12.128cm"/>
          <chart:axis chart:dimension="x" chart:name="primary-x" chart:style-name="ch5" chartooo:axis-type="auto">
            <chartooo:date-scale/>
            <chart:categories table:cell-range-address="Detection_Rate比較.B2:Detection_Rate比較.B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etection_Rate比較.C2:Detection_Rate比較.C6" chart:label-cell-address="Detection_Rate比較.C1:Detection_Rate比較.C1" chart:class="chart:bar">
            <chart:data-point chart:repeated="5"/>
          </chart:series>
          <chart:series chart:style-name="ch9" chart:values-cell-range-address="Detection_Rate比較.D2:Detection_Rate比較.D6" chart:label-cell-address="Detection_Rate比較.D1:Detection_Rate比較.D1" chart:class="chart:bar">
            <chart:data-point chart:repeated="5"/>
          </chart:series>
          <chart:series chart:style-name="ch10" chart:values-cell-range-address="Detection_Rate比較.E2:Detection_Rate比較.E6" chart:label-cell-address="Detection_Rate比較.E1:Detection_Rate比較.E1" chart:class="chart:bar">
            <chart:data-point chart:repeated="5"/>
          </chart:series>
          <chart:series chart:style-name="ch11" chart:values-cell-range-address="Detection_Rate比較.F2:Detection_Rate比較.F6" chart:label-cell-address="Detection_Rate比較.F1:Detection_Rate比較.F1" chart:class="chart:bar">
            <chart:data-point chart:repeated="5"/>
          </chart:series>
          <chart:series chart:style-name="ch12" chart:values-cell-range-address="Detection_Rate比較.G2:Detection_Rate比較.G6" chart:label-cell-address="Detection_Rate比較.G1:Detection_Rate比較.G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EE(期待通り発見)</text:p>
                <draw:g>
                  <svg:desc>Detection_Rate比較.C1:Detection_Rate比較.C1</svg:desc>
                </draw:g>
              </table:table-cell>
              <table:table-cell office:value-type="string">
                <text:p>KLEE(期待通りではないがともかく発見したものも含む)</text:p>
                <draw:g>
                  <svg:desc>Detection_Rate比較.D1:Detection_Rate比較.D1</svg:desc>
                </draw:g>
              </table:table-cell>
              <table:table-cell office:value-type="string">
                <text:p>GrammaTech: CodeSonar</text:p>
                <draw:g>
                  <svg:desc>Detection_Rate比較.E1:Detection_Rate比較.E1</svg:desc>
                </draw:g>
              </table:table-cell>
              <table:table-cell office:value-type="string">
                <text:p>MathWorks: Code Prover</text:p>
                <draw:g>
                  <svg:desc>Detection_Rate比較.F1:Detection_Rate比較.F1</svg:desc>
                </draw:g>
              </table:table-cell>
              <table:table-cell office:value-type="string">
                <text:p>MathWorks: Bug Finder</text:p>
                <draw:g>
                  <svg:desc>Detection_Rate比較.G1:Detection_Rate比較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tic memory</text:p>
                <draw:g>
                  <svg:desc>Detection_Rate比較.B2:Detection_Rate比較.B6</svg:desc>
                </draw:g>
              </table:table-cell>
              <table:table-cell office:value-type="float" office:value="0.985074626865672">
                <text:p>0.985074626865672</text:p>
                <draw:g>
                  <svg:desc>Detection_Rate比較.C2:Detection_Rate比較.C6</svg:desc>
                </draw:g>
              </table:table-cell>
              <table:table-cell office:value-type="float" office:value="1">
                <text:p>1</text:p>
                <draw:g>
                  <svg:desc>Detection_Rate比較.D2:Detection_Rate比較.D6</svg:desc>
                </draw:g>
              </table:table-cell>
              <table:table-cell office:value-type="float" office:value="1">
                <text:p>1</text:p>
                <draw:g>
                  <svg:desc>Detection_Rate比較.E2:Detection_Rate比較.E6</svg:desc>
                </draw:g>
              </table:table-cell>
              <table:table-cell office:value-type="float" office:value="0.97">
                <text:p>0.97</text:p>
                <draw:g>
                  <svg:desc>Detection_Rate比較.F2:Detection_Rate比較.F6</svg:desc>
                </draw:g>
              </table:table-cell>
              <table:table-cell office:value-type="float" office:value="0.97">
                <text:p>0.97</text:p>
                <draw:g>
                  <svg:desc>Detection_Rate比較.G2:Detection_Rate比較.G6</svg:desc>
                </draw:g>
              </table:table-cell>
            </table:table-row>
            <table:table-row>
              <table:table-cell office:value-type="string">
                <text:p>Dynamic memory</text:p>
              </table:table-cell>
              <table:table-cell office:value-type="float" office:value="0.896551724137931">
                <text:p>0.896551724137931</text:p>
              </table:table-cell>
              <table:table-cell office:value-type="float" office:value="0.931034482758621">
                <text:p>0.931034482758621</text:p>
              </table:table-cell>
              <table:table-cell office:value-type="float" office:value="0.89">
                <text:p>0.89</text:p>
              </table:table-cell>
              <table:table-cell office:value-type="float" office:value="0.92">
                <text:p>0.9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Stack-related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esource management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0.53125">
                <text:p>0.53125</text:p>
              </table:table-cell>
              <table:table-cell office:value-type="float" office:value="0.61">
                <text:p>0.61</text:p>
              </table:table-cell>
              <table:table-cell office:value-type="float" office:value="0.2">
                <text:p>0.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Pointer-related</text:p>
              </table:table-cell>
              <table:table-cell office:value-type="float" office:value="0.321428571428571">
                <text:p>0.321428571428571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0.52">
                <text:p>0.52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758cm" svg:height="14.813cm" xlink:href=".." xlink:type="simple" chart:class="chart:bar" chart:style-name="ch1">
        <chart:title svg:x="9.268cm" svg:y="0.432cm" chart:style-name="ch2">
          <text:p>100-FPR(False Positive Rate)比較</text:p>
        </chart:title>
        <chart:legend chart:legend-position="end" svg:x="20.858cm" svg:y="6.376cm" style:legend-expansion="high" chart:style-name="ch3"/>
        <chart:plot-area chart:style-name="ch4" table:cell-range-address="FPRate比較.B1:FPRate比較.F6" chart:data-source-has-labels="both" svg:x="0.515cm" svg:y="1.533cm" svg:width="19.828cm" svg:height="12.984cm">
          <chartooo:coordinate-region svg:x="1.666cm" svg:y="1.728cm" svg:width="18.677cm" svg:height="12.15cm"/>
          <chart:axis chart:dimension="x" chart:name="primary-x" chart:style-name="ch5" chartooo:axis-type="auto">
            <chartooo:date-scale/>
            <chart:categories table:cell-range-address="FPRate比較.B2:FPRate比較.B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PRate比較.C2:FPRate比較.C6" chart:label-cell-address="FPRate比較.C1:FPRate比較.C1" chart:class="chart:bar">
            <chart:data-point chart:repeated="5"/>
          </chart:series>
          <chart:series chart:style-name="ch9" chart:values-cell-range-address="FPRate比較.D2:FPRate比較.D6" chart:label-cell-address="FPRate比較.D1:FPRate比較.D1" chart:class="chart:bar">
            <chart:data-point chart:repeated="5"/>
          </chart:series>
          <chart:series chart:style-name="ch10" chart:values-cell-range-address="FPRate比較.E2:FPRate比較.E6" chart:label-cell-address="FPRate比較.E1:FPRate比較.E1" chart:class="chart:bar">
            <chart:data-point chart:repeated="5"/>
          </chart:series>
          <chart:series chart:style-name="ch11" chart:values-cell-range-address="FPRate比較.F2:FPRate比較.F6" chart:label-cell-address="FPRate比較.F1:FPRate比較.F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EE</text:p>
                <draw:g>
                  <svg:desc>FPRate比較.C1:FPRate比較.C1</svg:desc>
                </draw:g>
              </table:table-cell>
              <table:table-cell office:value-type="string">
                <text:p>GrammaTech: CodeSonar</text:p>
                <draw:g>
                  <svg:desc>FPRate比較.D1:FPRate比較.D1</svg:desc>
                </draw:g>
              </table:table-cell>
              <table:table-cell office:value-type="string">
                <text:p>MathWorks: Code Prover</text:p>
                <draw:g>
                  <svg:desc>FPRate比較.E1:FPRate比較.E1</svg:desc>
                </draw:g>
              </table:table-cell>
              <table:table-cell office:value-type="string">
                <text:p>MathWorks: Bug Finder</text:p>
                <draw:g>
                  <svg:desc>FPRate比較.F1:FPRate比較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tic memory</text:p>
                <draw:g>
                  <svg:desc>FPRate比較.B2:FPRate比較.B6</svg:desc>
                </draw:g>
              </table:table-cell>
              <table:table-cell office:value-type="float" office:value="1">
                <text:p>1</text:p>
                <draw:g>
                  <svg:desc>FPRate比較.C2:FPRate比較.C6</svg:desc>
                </draw:g>
              </table:table-cell>
              <table:table-cell office:value-type="float" office:value="1">
                <text:p>1</text:p>
                <draw:g>
                  <svg:desc>FPRate比較.D2:FPRate比較.D6</svg:desc>
                </draw:g>
              </table:table-cell>
              <table:table-cell office:value-type="float" office:value="1">
                <text:p>1</text:p>
                <draw:g>
                  <svg:desc>FPRate比較.E2:FPRate比較.E6</svg:desc>
                </draw:g>
              </table:table-cell>
              <table:table-cell office:value-type="float" office:value="1">
                <text:p>1</text:p>
                <draw:g>
                  <svg:desc>FPRate比較.F2:FPRate比較.F6</svg:desc>
                </draw:g>
              </table:table-cell>
            </table:table-row>
            <table:table-row>
              <table:table-cell office:value-type="string">
                <text:p>Dynamic memory</text:p>
              </table:table-cell>
              <table:table-cell office:value-type="float" office:value="0.954022988505747">
                <text:p>0.954022988505747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ack-related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Resource management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inter-related</text:p>
              </table:table-cell>
              <table:table-cell office:value-type="float" office:value="0.964285714285714">
                <text:p>0.964285714285714</text:p>
              </table:table-cell>
              <table:table-cell office:value-type="float" office:value="0.96">
                <text:p>0.96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